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1pt" style:font-size-asian="21pt" style:font-size-complex="21pt" fo:language="it" fo:country="IT"/>
    </style:style>
    <style:style style:name="T4" style:parent-style-name="DefaultParagraphFont" style:family="text">
      <style:text-properties fo:font-size="16pt" style:font-size-asian="16pt" style:font-size-complex="16pt" fo:language="it" fo:country="IT"/>
    </style:style>
    <style:style style:name="T5" style:parent-style-name="DefaultParagraphFont" style:family="text">
      <style:text-properties fo:font-size="16pt" style:font-size-asian="16pt" style:font-size-complex="16pt" fo:language="it" fo:country="IT"/>
    </style:style>
  </office:automatic-styles>
  <office:body>
    <office:text text:use-soft-page-breaks="true">
      <text:p text:style-name="P1">TIROCINIO 2.5</text:p>
      <text:p text:style-name="Normal"><text:span text:style-name="T4">Il progetto che abbiamo pensato, è quello di creare una piattaforma online che favorisca, velocizzi il processo da parte degli studenti di partecipare ad un tirocinio<text:s/></text:span><text:span text:style-name="T5">interno, esterno. Questa piattaforma sarà un sito web che permetterà allo studente di partecipare ad un tirocinio, attraverso una lista di professori o tutor aziendale in base alla scelta di un tirocinio interno o esterno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text-properties fo:language="it" fo:country="IT"/>
    </style:style>
    <style:style style:name="P3" style:parent-style-name="Footer" style:family="paragraph">
      <style:text-properties fo:language="it" fo:country="IT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Ciro Maione 0512103571, Andrea Iannaccone<text:s/>0512103636, Domenico Rossi<text:s/>0512103484, Antonio Saporito<text:s/>0512103522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ro Maione</meta:initial-creator>
    <dc:creator>Ciro Maione</dc:creator>
    <meta:creation-date>2018-10-02T14:10:00Z</meta:creation-date>
    <dc:date>2018-10-02T15:42:00Z</dc:date>
    <meta:template xlink:href="Normal" xlink:type="simple"/>
    <meta:editing-cycles>2</meta:editing-cycles>
    <meta:editing-duration>PT900S</meta:editing-duration>
    <meta:document-statistic meta:page-count="1" meta:paragraph-count="1" meta:word-count="60" meta:character-count="405" meta:row-count="2" meta:non-whitespace-character-count="346"/>
  </office:meta>
</office:document-meta>
</file>